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2c90" officeooo:paragraph-rsid="000b2c90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b2c90" officeooo:paragraph-rsid="000b2c90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b2c90" officeooo:paragraph-rsid="000b2c90" style:font-weight-asian="bold" style:font-weight-complex="bold"/>
    </style:style>
    <style:style style:name="P4" style:family="paragraph" style:parent-style-name="Standard">
      <style:text-properties style:text-underline-style="none" officeooo:rsid="000b2c90" officeooo:paragraph-rsid="000b2c90"/>
    </style:style>
    <style:style style:name="P5" style:family="paragraph" style:parent-style-name="Standard" style:list-style-name="L1">
      <style:text-properties style:text-underline-style="none" officeooo:rsid="000972b3" officeooo:paragraph-rsid="000972b3"/>
    </style:style>
    <style:style style:name="P6" style:family="paragraph" style:parent-style-name="Standard" style:list-style-name="L1">
      <style:text-properties style:text-underline-style="none" officeooo:rsid="000b2c90" officeooo:paragraph-rsid="000b2c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nnair2 library</text:p>
      <text:p text:style-name="P2">Necessary features</text:p>
      <text:list xml:id="list3838085095124800229" text:style-name="L1">
        <text:list-item>
          <text:p text:style-name="P5">Setpoint</text:p>
          <text:list>
            <text:list-item>
              <text:p text:style-name="P5">Attitude</text:p>
            </text:list-item>
            <text:list-item>
              <text:p text:style-name="P5">Position</text:p>
              <text:list>
                <text:list-item>
                  <text:p text:style-name="P5">GPS Position?</text:p>
                </text:list-item>
              </text:list>
            </text:list-item>
            <text:list-item>
              <text:p text:style-name="P5">Velocity</text:p>
            </text:list-item>
            <text:list-item>
              <text:p text:style-name="P5">Acceleration?</text:p>
            </text:list-item>
            <text:list-item>
              <text:p text:style-name="P5">Yaw control</text:p>
              <text:list>
                <text:list-item>
                  <text:p text:style-name="P5">Copy DJI solution</text:p>
                </text:list-item>
              </text:list>
            </text:list-item>
            <text:list-item>
              <text:p text:style-name="P5">Waypoint support</text:p>
            </text:list-item>
            <text:list-item>
              <text:p text:style-name="P5">WTF is raw setpoint?</text:p>
            </text:list-item>
            <text:list-item>
              <text:p text:style-name="P6">Mocap</text:p>
            </text:list-item>
            <text:list-item>
              <text:p text:style-name="P6">Vision</text:p>
            </text:list-item>
          </text:list>
        </text:list-item>
        <text:list-item>
          <text:p text:style-name="P5"><text:tab/><text:tab/><text:tab/>Localization</text:p>
          <text:list>
            <text:list-item>
              <text:p text:style-name="P5">GPS to UTM conversion</text:p>
            </text:list-item>
            <text:list-item>
              <text:p text:style-name="P5">Position in frame</text:p>
            </text:list-item>
            <text:list-item>
              <text:p text:style-name="P5">Frames:</text:p>
              <text:list>
                <text:list-item>
                  <text:p text:style-name="P5">map</text:p>
                </text:list-item>
                <text:list-item>
                  <text:p text:style-name="P5">odom</text:p>
                </text:list-item>
                <text:list-item>
                  <text:p text:style-name="P5">base_link</text:p>
                </text:list-item>
              </text:list>
            </text:list-item>
            <text:list-item>
              <text:p text:style-name="P5">Vicon integration?</text:p>
            </text:list-item>
          </text:list>
        </text:list-item>
        <text:list-item>
          <text:p text:style-name="P5">Modes</text:p>
          <text:list>
            <text:list-item>
              <text:p text:style-name="P5">arm/disarm</text:p>
            </text:list-item>
            <text:list-item>
              <text:p text:style-name="P5">setOffboard (robust = only override Misison)</text:p>
            </text:list-item>
            <text:list-item>
              <text:p text:style-name="P5">Takeoff </text:p>
            </text:list-item>
            <text:list-item>
              <text:p text:style-name="P5">Landing</text:p>
            </text:list-item>
          </text:list>
        </text:list-item>
        <text:list-item>
          <text:p text:style-name="P5">Safety</text:p>
          <text:list>
            <text:list-item>
              <text:p text:style-name="P5">Offboard</text:p>
            </text:list-item>
            <text:list-item>
              <text:p text:style-name="P5">Geofence, in addition to px4 geofence</text:p>
              <text:list>
                <text:list-item>
                  <text:p text:style-name="P5">Minimum / maximum altitude</text:p>
                </text:list-item>
              </text:list>
            </text:list-item>
            <text:list-item>
              <text:p text:style-name="P5">Error handling, if crash then RTL</text:p>
            </text:list-item>
            <text:list-item>
              <text:p text:style-name="P5">Setpoint bounds?</text:p>
            </text:list-item>
          </text:list>
        </text:list-item>
        <text:list-item>
          <text:p text:style-name="P6">Gimbal control &amp; AUX PWM output</text:p>
        </text:list-item>
        <text:list-item>
          <text:p text:style-name="P6">Obstacle avoidance library</text:p>
          <text:list>
            <text:list-item>
              <text:p text:style-name="P6">APF from AUVSI and pointcloud</text:p>
            </text:list-item>
            <text:list-item>
              <text:p text:style-name="P6">Exploration algorithims such as A*</text:p>
            </text:list-item>
          </text:list>
        </text:list-item>
      </text:list>
      <text:p text:style-name="P1">Wishlist feature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1:26:12.190809074</meta:creation-date>
    <dc:date>2017-07-07T21:20:26.043941614</dc:date>
    <meta:editing-duration>PT4H40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24" meta:character-count="668" meta:non-whitespace-character-count="613"/>
  </office:meta>
</office:document-meta>
</file>